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6979in" table:align="left"/>
    </style:style>
    <style:style style:name="Table1.A" style:family="table-column">
      <style:table-column-properties style:column-width="0.8632in"/>
    </style:style>
    <style:style style:name="Table1.B" style:family="table-column">
      <style:table-column-properties style:column-width="0.7972in"/>
    </style:style>
    <style:style style:name="Table1.C" style:family="table-column">
      <style:table-column-properties style:column-width="0.9083in"/>
    </style:style>
    <style:style style:name="Table1.D" style:family="table-column">
      <style:table-column-properties style:column-width="1.1292in"/>
    </style:style>
    <style:style style:name="Table1.A1" style:family="table-cell">
      <style:table-cell-properties style:vertical-align="middle" fo:padding="0.0194in" fo:border="none"/>
    </style:style>
    <style:style style:name="Table2" style:family="table">
      <style:table-properties style:width="4.1979in" table:align="left"/>
    </style:style>
    <style:style style:name="Table2.A" style:family="table-column">
      <style:table-column-properties style:column-width="0.8632in"/>
    </style:style>
    <style:style style:name="Table2.B" style:family="table-column">
      <style:table-column-properties style:column-width="1.1931in"/>
    </style:style>
    <style:style style:name="Table2.C" style:family="table-column">
      <style:table-column-properties style:column-width="1.1653in"/>
    </style:style>
    <style:style style:name="Table2.D" style:family="table-column">
      <style:table-column-properties style:column-width="0.9764in"/>
    </style:style>
    <style:style style:name="Table2.A1" style:family="table-cell">
      <style:table-cell-properties style:vertical-align="middle" fo:padding="0.0194in" fo:border="none"/>
    </style:style>
    <style:style style:name="Table3" style:family="table">
      <style:table-properties style:width="3.5049in" table:align="left"/>
    </style:style>
    <style:style style:name="Table3.A" style:family="table-column">
      <style:table-column-properties style:column-width="0.5486in"/>
    </style:style>
    <style:style style:name="Table3.B" style:family="table-column">
      <style:table-column-properties style:column-width="0.9174in"/>
    </style:style>
    <style:style style:name="Table3.C" style:family="table-column">
      <style:table-column-properties style:column-width="0.9556in"/>
    </style:style>
    <style:style style:name="Table3.D" style:family="table-column">
      <style:table-column-properties style:column-width="1.0833in"/>
    </style:style>
    <style:style style:name="Table3.A1" style:family="table-cell">
      <style:table-cell-properties style:vertical-align="middle" fo:padding="0.0194in" fo:border="none"/>
    </style:style>
    <style:style style:name="Table4" style:family="table">
      <style:table-properties style:width="2.9028in" table:align="left"/>
    </style:style>
    <style:style style:name="Table4.A" style:family="table-column">
      <style:table-column-properties style:column-width="0.5486in"/>
    </style:style>
    <style:style style:name="Table4.B" style:family="table-column">
      <style:table-column-properties style:column-width="0.4674in"/>
    </style:style>
    <style:style style:name="Table4.C" style:family="table-column">
      <style:table-column-properties style:column-width="0.8431in"/>
    </style:style>
    <style:style style:name="Table4.D" style:family="table-column">
      <style:table-column-properties style:column-width="1.0438in"/>
    </style:style>
    <style:style style:name="Table4.A1" style:family="table-cell">
      <style:table-cell-properties style:vertical-align="middle" fo:padding="0.0194in" fo:border="none"/>
    </style:style>
    <style:style style:name="Table5" style:family="table">
      <style:table-properties style:width="3.5139in" table:align="left"/>
    </style:style>
    <style:style style:name="Table5.A" style:family="table-column">
      <style:table-column-properties style:column-width="0.8632in"/>
    </style:style>
    <style:style style:name="Table5.B" style:family="table-column">
      <style:table-column-properties style:column-width="0.7639in"/>
    </style:style>
    <style:style style:name="Table5.C" style:family="table-column">
      <style:table-column-properties style:column-width="0.8431in"/>
    </style:style>
    <style:style style:name="Table5.D" style:family="table-column">
      <style:table-column-properties style:column-width="1.0438in"/>
    </style:style>
    <style:style style:name="Table5.A1" style:family="table-cell">
      <style:table-cell-properties style:vertical-align="middle" fo:padding="0.0194in" fo:border="none"/>
    </style:style>
    <style:style style:name="Table6" style:family="table">
      <style:table-properties style:width="3.5139in" table:align="left"/>
    </style:style>
    <style:style style:name="Table6.A" style:family="table-column">
      <style:table-column-properties style:column-width="0.8632in"/>
    </style:style>
    <style:style style:name="Table6.B" style:family="table-column">
      <style:table-column-properties style:column-width="0.7639in"/>
    </style:style>
    <style:style style:name="Table6.C" style:family="table-column">
      <style:table-column-properties style:column-width="0.8431in"/>
    </style:style>
    <style:style style:name="Table6.D" style:family="table-column">
      <style:table-column-properties style:column-width="1.0438in"/>
    </style:style>
    <style:style style:name="Table6.A1" style:family="table-cell">
      <style:table-cell-properties style:vertical-align="middle" fo:padding="0.0194in" fo:border="none"/>
    </style:style>
    <style:style style:name="Table7" style:family="table">
      <style:table-properties style:width="3.5847in" table:align="left"/>
    </style:style>
    <style:style style:name="Table7.A" style:family="table-column">
      <style:table-column-properties style:column-width="0.5979in"/>
    </style:style>
    <style:style style:name="Table7.B" style:family="table-column">
      <style:table-column-properties style:column-width="1.0563in"/>
    </style:style>
    <style:style style:name="Table7.C" style:family="table-column">
      <style:table-column-properties style:column-width="0.8431in"/>
    </style:style>
    <style:style style:name="Table7.D" style:family="table-column">
      <style:table-column-properties style:column-width="1.0875in"/>
    </style:style>
    <style:style style:name="Table7.A1" style:family="table-cell">
      <style:table-cell-properties style:vertical-align="middle" fo:padding="0.0194in" fo:border="none"/>
    </style:style>
    <style:style style:name="Table8" style:family="table">
      <style:table-properties style:width="3.1993in" table:align="left"/>
    </style:style>
    <style:style style:name="Table8.A" style:family="table-column">
      <style:table-column-properties style:column-width="0.5486in"/>
    </style:style>
    <style:style style:name="Table8.B" style:family="table-column">
      <style:table-column-properties style:column-width="0.7639in"/>
    </style:style>
    <style:style style:name="Table8.C" style:family="table-column">
      <style:table-column-properties style:column-width="0.8431in"/>
    </style:style>
    <style:style style:name="Table8.D" style:family="table-column">
      <style:table-column-properties style:column-width="1.0438in"/>
    </style:style>
    <style:style style:name="Table8.A1" style:family="table-cell">
      <style:table-cell-properties style:vertical-align="middle" fo:padding="0.0194in" fo:border="none"/>
    </style:style>
    <style:style style:name="P1" style:family="paragraph" style:parent-style-name="Text_20_body">
      <style:text-properties fo:font-weight="normal"/>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fo:line-height="120%"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4" style:family="paragraph" style:parent-style-name="Text_20_body">
      <style:paragraph-properties fo:margin-top="0in" fo:margin-bottom="0in" fo:line-height="120%" fo:text-align="center" style:justify-single-word="false"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5"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6" style:family="paragraph" style:parent-style-name="Text_20_body">
      <style:paragraph-properties fo:margin-top="0in" fo:margin-bottom="0in" fo:line-height="12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7" style:family="paragraph" style:parent-style-name="Text_20_body">
      <style:paragraph-properties fo:margin-top="0in" fo:margin-bottom="0in" fo:line-height="120%" fo:text-align="center"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20%" style:writing-mode="lr-tb"/>
      <style:text-properties fo:font-variant="normal" fo:text-transform="none" fo:color="#000000" style:text-line-through-style="none" style:font-name="Times New Roman1" fo:font-size="12pt" fo:font-style="italic" style:text-underline-style="none" fo:font-weight="bold" style:text-blinking="false" fo:background-color="transparent"/>
    </style:style>
    <style:style style:name="P9" style:family="paragraph" style:parent-style-name="Text_20_body">
      <style:paragraph-properties fo:margin-top="0in" fo:margin-bottom="0in" fo:line-height="120%" style:writing-mode="lr-tb"/>
      <style:text-properties fo:font-variant="normal" fo:text-transform="none" fo:color="#000000" style:text-line-through-style="none" style:text-underline-style="none" style:text-blinking="false" fo:background-color="transparent"/>
    </style:style>
    <style:style style:name="P10" style:family="paragraph" style:parent-style-name="Text_20_body">
      <style:paragraph-properties fo:margin-top="0in" fo:margin-bottom="0in" fo:line-height="120%" fo:text-align="center" style:justify-single-word="false" style:writing-mode="lr-tb"/>
      <style:text-properties fo:font-variant="normal" fo:text-transform="none" fo:color="#000000" style:text-line-through-style="none" style:text-underline-style="none" style:text-blinking="false" fo:background-color="transparent"/>
    </style:style>
    <style:style style:name="P11" style:family="paragraph" style:parent-style-name="Text_20_body">
      <style:paragraph-properties fo:margin-top="0in" fo:margin-bottom="0in" fo:line-height="138%" style:writing-mode="lr-tb"/>
      <style:text-properties fo:font-weight="normal"/>
    </style:style>
    <style:style style:name="P12" style:family="paragraph" style:parent-style-name="Text_20_body">
      <style:paragraph-properties fo:margin-top="0in" fo:margin-bottom="0in" fo:line-height="120%" style:writing-mode="lr-tb"/>
      <style:text-properties fo:font-weight="normal"/>
    </style:style>
    <style:style style:name="P13" style:family="paragraph" style:parent-style-name="Text_20_body" style:list-style-name="L1">
      <style:paragraph-properties fo:margin-top="0in" fo:margin-bottom="0in" fo:line-height="120%"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4" style:family="paragraph" style:parent-style-name="Table_20_Contents">
      <style:paragraph-properties fo:margin-top="0in" fo:margin-bottom="0.1965in" fo:padding="0.0728in" fo:border="0.0008in solid #000000"/>
    </style:style>
    <style:style style:name="P15" style:family="paragraph" style:parent-style-name="Table_20_Contents">
      <style:paragraph-properties fo:margin-top="0in" fo:margin-bottom="0in" fo:line-height="120%" fo:padding="0.0728in" fo:border="0.0008in solid #00000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6" style:family="paragraph" style:parent-style-name="Table_20_Contents">
      <style:paragraph-properties fo:margin-top="0in" fo:margin-bottom="0in" fo:line-height="120%" fo:text-align="center" style:justify-single-word="false" fo:padding="0.0728in" fo:border="0.0008in solid #00000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7" style:family="paragraph" style:parent-style-name="Table_20_Contents">
      <style:paragraph-properties fo:margin-top="0in" fo:margin-bottom="0in" fo:line-height="120%" fo:text-align="center" style:justify-single-word="false" fo:padding="0.0728in" fo:border="0.0008in solid #000000" style:writing-mode="lr-tb"/>
    </style:style>
    <style:style style:name="P18" style:family="paragraph" style:parent-style-name="Table_20_Contents" style:list-style-name="L2">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9" style:family="paragraph" style:parent-style-name="Table_20_Contents" style:list-style-name="L3">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0" style:family="paragraph" style:parent-style-name="Table_20_Contents" style:list-style-name="L4">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1" style:family="paragraph" style:parent-style-name="Table_20_Contents" style:list-style-name="L5">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2" style:family="paragraph" style:parent-style-name="Table_20_Contents" style:list-style-name="L6">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3" style:family="paragraph" style:parent-style-name="Table_20_Contents" style:list-style-name="L7">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4" style:family="paragraph" style:parent-style-name="Table_20_Contents" style:list-style-name="L8">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5" style:family="paragraph" style:parent-style-name="Table_20_Contents" style:list-style-name="L9">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6" style:family="paragraph" style:parent-style-name="Table_20_Contents" style:list-style-name="L10">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7" style:family="paragraph" style:parent-style-name="Table_20_Contents" style:list-style-name="L11">
      <style:paragraph-properties fo:margin-top="0in" fo:margin-bottom="0in" fo:line-height="120%" fo:background-color="transparent" fo:padding="0.0728in" fo:border="0.0008in solid #000000"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8" style:family="paragraph" style:parent-style-name="Table_20_Contents">
      <style:paragraph-properties fo:margin-left="0.0693in" fo:margin-right="0in" fo:margin-top="0in" fo:margin-bottom="0in" fo:line-height="120%" fo:text-align="center" style:justify-single-word="false" fo:text-indent="0in" style:auto-text-indent="false" fo:padding="0.0728in" fo:border="0.0008in solid #00000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1" fo:font-size="12pt" fo:font-style="normal" style:text-underline-style="none" style:text-blinking="false" fo:background-color="transparent"/>
    </style:style>
    <style:style style:name="T3" style:family="text">
      <style:text-properties fo:font-variant="normal" fo:text-transform="none" fo:color="#000000" style:text-line-through-style="none" style:font-name="Times New Roman1" fo:font-size="6.7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ff0000" style:text-line-through-style="none" style:font-name="Times New Roman1" fo:font-size="12pt" fo:font-style="normal" style:text-underline-style="none" style:text-blinking="false" fo:background-color="transparent"/>
    </style:style>
    <style:style style:name="T6" style:family="text">
      <style:text-properties fo:font-variant="normal" fo:text-transform="none" fo:color="#ff0000" style:text-line-through-style="none" style:text-underline-style="none" style:text-blinking="false" fo:background-color="transparent"/>
    </style:style>
    <style:style style:name="T7" style:family="text">
      <style:text-properties fo:font-variant="normal" fo:text-transform="none" fo:color="#ff0000" style:text-line-through-style="solid" style:font-name="Times New Roman1" fo:font-size="12pt" fo:font-style="normal" fo:background-color="transparent"/>
    </style:style>
    <style:style style:name="T8" style:family="text">
      <style:text-properties fo:font-variant="normal" fo:text-transform="none" fo:color="#ff0000" style:text-line-through-style="solid" fo:background-color="transparent"/>
    </style:style>
    <style:style style:name="T9" style:family="text">
      <style:text-properties fo:font-variant="normal" fo:text-transform="none" fo:color="#111111" style:text-line-through-style="none" style:font-name="Times New Roman1" fo:font-size="12pt" fo:font-style="normal" style:text-underline-style="none" style:text-blinking="false" fo:background-color="transparent"/>
    </style:style>
    <style:style style:name="T10" style:family="text">
      <style:text-properties fo:font-variant="normal" fo:text-transform="none" fo:color="#252525" style:text-line-through-style="none" style:font-name="Times New Roman1" fo:font-size="12pt" fo:font-style="normal" style:text-underline-style="none" style:text-blinking="false" fo:background-color="#ffffff"/>
    </style:style>
    <style:style style:name="T11" style:family="text">
      <style:text-properties fo:font-variant="normal" fo:text-transform="none" fo:color="#252525" style:text-line-through-style="none" style:font-name="Times New Roman1" fo:font-size="12pt" fo:font-style="normal" style:text-underline-style="none" fo:font-weight="bold" style:text-blinking="false" fo:background-color="#ffffff"/>
    </style:style>
    <style:style style:name="T12" style:family="text">
      <style:text-properties fo:font-variant="normal" fo:text-transform="none" fo:color="#252525" style:text-line-through-style="none" style:text-underline-style="none" style:text-blinking="false" fo:background-color="#ffffff"/>
    </style:style>
    <style:style style:name="T13" style:family="text">
      <style:text-properties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37f9c8e6-748c-e4b7-3c51-0fac2de7afe0"/>1.0 INTRODUCTION</text:p>
      <text:p text:style-name="P6">This system design report details the design, implementation, and analysis of a surgically implanted data acquisition system for lab animals in a research environment. This system will aid in research environments that use lab animals for testing purposes. In normal lab environments it can be difficult for researchers to take precise multiple measurements of lab animals for data acquisition purposes. Therefore a system that will allow the researcher to make quick, easy measurements from lab animals and efficiently process the data would provide a great benefit to many research companies. This design was created to meet the client’s needs, as well as the performance and environmental specifications. The proposed design calls for a three subsystem approach made of an implant, a base station, and a web application. The implant will be surgically implanted in the rat and will collect the data. The implant will be wirelessly powered and communicated with by the base station. The base station will in turn collect the data and wirelessly transfer the data to a web app that will collect and display information to the user. Our design will meet the specific needs of our client as defined below while also leaving room for flexibility for future applications.</text:p>
      <text:p text:style-name="Text_20_body"/>
      <text:p text:style-name="P6">The project was shaped by the varying needs of the client and the operating conditions it will operating under. Additionally, steps like risk analysis and test suite creation were also taken to improve the implementation of the project. The client, Dr. Valvano, originated the project and requires a more efficient and cost effective solution for lab environments. Due to part of the system being inside an animal, there will be certain environmental and performance specifications that will also shape the operation of the system. Next a thorough description of the proposed three-part design will show how it meets the needs of being more efficient and operating inside a rat. After the risks of lacking parts and time are thoroughly considered and planned for, the cost of the project will be determined. Finally, to determine the validity of the subsystems as well as the system as a whole, a suite of tests that break apart for each of the design’s three parts will be proposed. This will not only serve as subsystem validation but also checkpoints for the project itself. To conclude, an outline of the Fall 2016 work schedule will show how this this design will be implemented in time for the ECE open house.</text:p>
      <text:p text:style-name="Text_20_body"/>
      <text:p text:style-name="P3">2.0 DESIGN PROJECT BACKGROUND</text:p>
      <text:p text:style-name="P6">In order to make the collection of data from laboratory rats more efficient and less expensive, Dr. Valvano needs a data acquisition system. Essentially, the data acquisition system needs to collect data from the rat and display the data back to the user. The problem, Dr. Valvano’s needs, the key performance and environmental specifications, and the final deliverables are described in more detail in the following subsections.</text:p>
      <text:p text:style-name="Text_20_body"/>
      <text:p text:style-name="P3">2.1 Problem Definition</text:p>
      <text:p text:style-name="P6">The methods that scientists currently use to collect data from laboratory rats are highly inefficient. Each time that a scientist needs to analyze data from a single rat, he or she has to repeatedly collect blood or urine samples, which is both time-consuming and expensive. Therefore, our team is tasked with designing a data acquisition system that will allow scientists to monitor data from laboratory rats more <text:soft-page-break/>efficiently and at a lower cost.</text:p>
      <text:p text:style-name="Text_20_body"/>
      <text:p text:style-name="P3">2.2 Needs Analysis</text:p>
      <text:p text:style-name="P6">As the primary stakeholder of our project, Dr. Valvano needs a data acquisition system that will allow scientists to analyze data from laboratory rats more efficiently and less expensively. He requests that the data acquisition system consists of three subsystems: an implant, a base station, and a web application. These three subsystems need to function together to collect data from a rat and display the data back to the user. In order for our team to successfully design such a system, Dr.Valvano has provided us with a detailed set of requirements.</text:p>
      <text:p text:style-name="P6">The following list outlines Dr. Valvano’s needs for the data acquisition system.</text:p>
      <text:list xml:id="list6451713506118442202" text:style-name="L1">
        <text:list-item>
          <text:p text:style-name="P13">The system needs to consist of an implant, a base station, and a web application in order to compartmentalize functionality.</text:p>
        </text:list-item>
        <text:list-item>
          <text:p text:style-name="P13">The implant needs to accurately collect temperature and acceleration data so that the users can monitor and analyze the temperature and acceleration of a rat.</text:p>
        </text:list-item>
        <text:list-item>
          <text:p text:style-name="P13">The implant needs to be embedded into a rat. Therefore, it needs to be small, batteryless, and wireless so that it doesn’t affect how the rat functions. In addition, it needs to be sterile and compatible so that it doesn’t adversely affect the rat’s health. Finally, it needs to have a long lifespan so that it doesn’t need to be constantly replaced.</text:p>
        </text:list-item>
        <text:list-item>
          <text:p text:style-name="P13">The base station needs to power and communicate with the implant. Because the implant needs to be batteryless and wireless, the base station needs to use induction coils to wirelessly power the implant. In addition, because the implant cannot contain bluetooth or wifi modules because of their size, the base station needs to use induction coils to also wirelessly communicate with the implant.</text:p>
        </text:list-item>
        <text:list-item>
          <text:p text:style-name="P13">The base station needs to communicate with the web application. Because the size of the base station is not restricted and because it is preferable for the base station to be wireless, the base station needs to use wifi to communicate with the web application.</text:p>
        </text:list-item>
        <text:list-item>
          <text:p text:style-name="P13">The web application needs to be accessible, scalable, and interactive. More specifically, the web application needs to allow users to request data from the implant. In addition, the web application needs store the data in a database so that the user can view a historical record of the data. Finally, the web application needs to display the data real-time so that the user can easily monitor and analyze the data.</text:p>
        </text:list-item>
        <text:list-item>
          <text:p text:style-name="P13">The data acquisition system needs to be secure in order to protect any proprietary information and confidential data.</text:p>
        </text:list-item>
      </text:list>
      <text:p text:style-name="Text_20_body"/>
      <text:p text:style-name="P3">2.3 Performance and Environmental Specifications</text:p>
      <text:p text:style-name="P6">In order for our design to satisfy Dr. Valvano’s needs, the data acquisition system must function accurately and efficiently independent of varying environmental conditions. By adhering to certain performance and environmental specifications, we can ensure that our system operates correctly under a variety of external settings. These performance and environmental specifications are described in more detail below.</text:p>
      <text:p text:style-name="Text_20_body"><text:soft-page-break/></text:p>
      <text:p text:style-name="P8">2.3.1 Performance Specifications</text:p>
      <text:p text:style-name="P6">As a piece of equipment that will be used in research laboratories, it is important that our system adheres to certain performance specifications. For example, because the implant will be embedded into a rat and cannot be easily replaced, the implant must be able to operate for a certain period of time. Additionally, in order to guarantee that data is communicated efficiently, the implant and the base station must transmit bits of data at a certain bandwidth. Third, the web application needs to be scalable so that it can be accessed by many users at once. Furthermore, because the data that the web application will be handling might be confidential, it is important the web application is secure. Finally, the the system must respond to the user within a certain timeframe. Table X describes these performance specifications in more detail.</text:p>
      <text:p text:style-name="Text_20_body"/>
      <text:p text:style-name="P4">Table X. Performance Specification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Subsystem</text:p>
          </table:table-cell>
          <table:table-cell table:style-name="Table1.A1" office:value-type="string">
            <text:p text:style-name="P16">Name</text:p>
          </table:table-cell>
          <table:table-cell table:style-name="Table1.A1" office:value-type="string">
            <text:p text:style-name="P16">Description</text:p>
          </table:table-cell>
          <table:table-cell table:style-name="Table1.A1" office:value-type="string">
            <text:p text:style-name="P16">Specification</text:p>
          </table:table-cell>
        </table:table-row>
        <table:table-row>
          <table:table-cell table:style-name="Table1.A1" office:value-type="string">
            <text:p text:style-name="P16">Implant</text:p>
          </table:table-cell>
          <table:table-cell table:style-name="Table1.A1" office:value-type="string">
            <text:p text:style-name="P16">Minimum Lifespan</text:p>
          </table:table-cell>
          <table:table-cell table:style-name="Table1.A1" office:value-type="string">
            <text:p text:style-name="P16">Minimum length of time that the implant must operate for from the time of implantation</text:p>
          </table:table-cell>
          <table:table-cell table:style-name="Table1.A1" office:value-type="string">
            <text:p text:style-name="P16">6 months</text:p>
          </table:table-cell>
        </table:table-row>
        <table:table-row>
          <table:table-cell table:style-name="Table1.A1" office:value-type="string">
            <text:p text:style-name="P16">Implant and Base Station</text:p>
          </table:table-cell>
          <table:table-cell table:style-name="Table1.A1" office:value-type="string">
            <text:p text:style-name="P16">Minimum Bandwidth</text:p>
          </table:table-cell>
          <table:table-cell table:style-name="Table1.A1" office:value-type="string">
            <text:p text:style-name="P16">Minimum speed at which the implant and base station must transmit bits of data to and from each other</text:p>
          </table:table-cell>
          <table:table-cell table:style-name="Table1.A1" office:value-type="string">
            <text:p text:style-name="P16">1 Hz</text:p>
          </table:table-cell>
        </table:table-row>
        <text:soft-page-break/>
        <table:table-row>
          <table:table-cell table:style-name="Table1.A1" office:value-type="string">
            <text:p text:style-name="P16">Web Application</text:p>
          </table:table-cell>
          <table:table-cell table:style-name="Table1.A1" office:value-type="string">
            <text:p text:style-name="P28">Scalability</text:p>
          </table:table-cell>
          <table:table-cell table:style-name="Table1.A1" office:value-type="string">
            <text:p text:style-name="P28">Level of scalability offered by the web application</text:p>
          </table:table-cell>
          <table:table-cell table:style-name="Table1.A1" office:value-type="string">
            <text:p text:style-name="P28">Horizontal, Vertical</text:p>
          </table:table-cell>
        </table:table-row>
        <table:table-row>
          <table:table-cell table:style-name="Table1.A1" office:value-type="string">
            <text:p text:style-name="P16">Web Application</text:p>
          </table:table-cell>
          <table:table-cell table:style-name="Table1.A1" office:value-type="string">
            <text:p text:style-name="P28">Security</text:p>
          </table:table-cell>
          <table:table-cell table:style-name="Table1.A1" office:value-type="string">
            <text:p text:style-name="P28">Level of security protecting the web application</text:p>
          </table:table-cell>
          <table:table-cell table:style-name="Table1.A1" office:value-type="string">
            <text:p text:style-name="P28">Authentication, Authorization, Integrity, Encryption, </text:p>
            <text:p text:style-name="P28">Auditing</text:p>
          </table:table-cell>
        </table:table-row>
        <table:table-row>
          <table:table-cell table:style-name="Table1.A1" office:value-type="string">
            <text:p text:style-name="P16">System</text:p>
          </table:table-cell>
          <table:table-cell table:style-name="Table1.A1" office:value-type="string">
            <text:p text:style-name="P16">Maximum Response Time</text:p>
          </table:table-cell>
          <table:table-cell table:style-name="Table1.A1" office:value-type="string">
            <text:p text:style-name="P16">Maximum length of time that the system must respond to the user within</text:p>
          </table:table-cell>
          <table:table-cell table:style-name="Table1.A1" office:value-type="string">
            <text:p text:style-name="P16">1 minute</text:p>
          </table:table-cell>
        </table:table-row>
      </table:table>
      <text:p text:style-name="Text_20_body"/>
      <text:p text:style-name="P8">2.3.2 Environmental Specifications</text:p>
      <text:p text:style-name="P6">In addition to performance specifications, it is also important that our system adheres to certain environmental specifications. Because the implant will operate within a living rat, the implant is subject to the most environmental constraints. For example, because the implant needs to be small enough to be embedded into a rat, the implant is restricted to a certain size. In addition, the implant needs to be sterile and biocompatible so that it doesn’t adversely affect the rat’s health. Third, the implant needs to be able to function properly at room temperature as well as at the temperatures typical of a rat. In order for the base station to operate, the base station needs to have access to both a power outlet and secure wifi so that it can transfer power to the implant and communicate data between the implant and the web application. Finally, the web application needs to run on a wide variety of platforms and browsers in order to accommodate the user population. Table X describes the environmental specifications in more detail.</text:p>
      <text:p text:style-name="Text_20_body"/>
      <text:p text:style-name="P5">Table X. Environmental Specifica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Subsyste<text:soft-page-break/>m</text:p>
          </table:table-cell>
          <table:table-cell table:style-name="Table2.A1" office:value-type="string">
            <text:p text:style-name="P16">Name</text:p>
          </table:table-cell>
          <table:table-cell table:style-name="Table2.A1" office:value-type="string">
            <text:p text:style-name="P16">Description</text:p>
          </table:table-cell>
          <table:table-cell table:style-name="Table2.A1" office:value-type="string">
            <text:p text:style-name="P16">Specificati<text:soft-page-break/>on</text:p>
          </table:table-cell>
        </table:table-row>
        <table:table-row>
          <table:table-cell table:style-name="Table2.A1" office:value-type="string">
            <text:p text:style-name="P16">Implant</text:p>
          </table:table-cell>
          <table:table-cell table:style-name="Table2.A1" office:value-type="string">
            <text:p text:style-name="P16">Maximum Footprint</text:p>
          </table:table-cell>
          <table:table-cell table:style-name="Table2.A1" office:value-type="string">
            <text:p text:style-name="P16">Maximum area of the implant</text:p>
          </table:table-cell>
          <table:table-cell table:style-name="Table2.A1" office:value-type="string">
            <text:p text:style-name="P17"><text:span text:style-name="T1">25 cm</text:span><text:span text:style-name="T3">2</text:span></text:p>
          </table:table-cell>
        </table:table-row>
        <table:table-row>
          <table:table-cell table:style-name="Table2.A1" office:value-type="string">
            <text:p text:style-name="P16">Implant</text:p>
          </table:table-cell>
          <table:table-cell table:style-name="Table2.A1" office:value-type="string">
            <text:p text:style-name="P16">Sterility</text:p>
          </table:table-cell>
          <table:table-cell table:style-name="Table2.A1" office:value-type="string">
            <text:p text:style-name="P16">Minimum sterility assurance level for the implant</text:p>
          </table:table-cell>
          <table:table-cell table:style-name="Table2.A1" office:value-type="string">
            <text:p text:style-name="P17"><text:span text:style-name="T1">SAL of 10</text:span><text:span text:style-name="T3">-6</text:span><text:span text:style-name="T4"> </text:span><text:span text:style-name="T1">[X]</text:span></text:p>
          </table:table-cell>
        </table:table-row>
        <table:table-row>
          <table:table-cell table:style-name="Table2.A1" office:value-type="string">
            <text:p text:style-name="P16">Implant</text:p>
          </table:table-cell>
          <table:table-cell table:style-name="Table2.A1" office:value-type="string">
            <text:p text:style-name="P16">Biocompatibility</text:p>
          </table:table-cell>
          <table:table-cell table:style-name="Table2.A1" office:value-type="string">
            <text:p text:style-name="P16">Minimum standard of biocompatibility for the implant</text:p>
          </table:table-cell>
          <table:table-cell table:style-name="Table2.A1" office:value-type="string">
            <text:p text:style-name="P16">ISO 10993 [X]</text:p>
          </table:table-cell>
        </table:table-row>
        <table:table-row>
          <table:table-cell table:style-name="Table2.A1" office:value-type="string">
            <text:p text:style-name="P16">Implant</text:p>
          </table:table-cell>
          <table:table-cell table:style-name="Table2.A1" office:value-type="string">
            <text:p text:style-name="P16">Temperature</text:p>
          </table:table-cell>
          <table:table-cell table:style-name="Table2.A1" office:value-type="string">
            <text:p text:style-name="P16">Range of temperature for the implant to operate in</text:p>
          </table:table-cell>
          <table:table-cell table:style-name="Table2.A1" office:value-type="string">
            <text:p text:style-name="P16">0° to 45° C</text:p>
          </table:table-cell>
        </table:table-row>
        <table:table-row>
          <table:table-cell table:style-name="Table2.A1" office:value-type="string">
            <text:p text:style-name="P16">Base Station</text:p>
          </table:table-cell>
          <table:table-cell table:style-name="Table2.A1" office:value-type="string">
            <text:p text:style-name="P16">Power</text:p>
          </table:table-cell>
          <table:table-cell table:style-name="Table2.A1" office:value-type="string">
            <text:p text:style-name="P16">Power supply for the base station</text:p>
          </table:table-cell>
          <table:table-cell table:style-name="Table2.A1" office:value-type="string">
            <text:p text:style-name="P16">Access to power supply</text:p>
          </table:table-cell>
        </table:table-row>
        <table:table-row>
          <table:table-cell table:style-name="Table2.A1" office:value-type="string">
            <text:p text:style-name="P16">Base Station and Web Application</text:p>
          </table:table-cell>
          <table:table-cell table:style-name="Table2.A1" office:value-type="string">
            <text:p text:style-name="P16">Internet</text:p>
          </table:table-cell>
          <table:table-cell table:style-name="Table2.A1" office:value-type="string">
            <text:p text:style-name="P16">Internet connection for the base station and web application</text:p>
          </table:table-cell>
          <table:table-cell table:style-name="Table2.A1" office:value-type="string">
            <text:p text:style-name="P16">Access to internet connection</text:p>
          </table:table-cell>
        </table:table-row>
        <table:table-row>
          <table:table-cell table:style-name="Table2.A1" office:value-type="string">
            <text:p text:style-name="P16">Web Application</text:p>
          </table:table-cell>
          <table:table-cell table:style-name="Table2.A1" office:value-type="string">
            <text:p text:style-name="P28">Platforms</text:p>
          </table:table-cell>
          <table:table-cell table:style-name="Table2.A1" office:value-type="string">
            <text:p text:style-name="P28">Minimum platforms the web application needs to be accessed on</text:p>
          </table:table-cell>
          <table:table-cell table:style-name="Table2.A1" office:value-type="string">
            <text:p text:style-name="P28">Windows 7, Mac OS X, Linux</text:p>
          </table:table-cell>
        </table:table-row>
        <table:table-row>
          <table:table-cell table:style-name="Table2.A1" office:value-type="string">
            <text:p text:style-name="P16">Web <text:soft-page-break/>Application</text:p>
          </table:table-cell>
          <table:table-cell table:style-name="Table2.A1" office:value-type="string">
            <text:p text:style-name="P28">Browsers</text:p>
          </table:table-cell>
          <table:table-cell table:style-name="Table2.A1" office:value-type="string">
            <text:p text:style-name="P28">Minimum <text:soft-page-break/>browsers the web application needs to be accessed on</text:p>
          </table:table-cell>
          <table:table-cell table:style-name="Table2.A1" office:value-type="string">
            <text:p text:style-name="P28">Chrome <text:soft-page-break/>49, FireFox 45, Safari 9, Opera 35, Microsoft Edge 24, Internet Explorer 10</text:p>
          </table:table-cell>
        </table:table-row>
      </table:table>
      <text:p text:style-name="Text_20_body"/>
      <text:p text:style-name="P3">2.4 Deliverables</text:p>
      <text:p text:style-name="P6">The deliverables for our project include a prototype of the data acquisition system and the associated documentation. The prototype of the data acquisition system will consist of three subsystems. The first subsystem will be a small, batteryless and wireless implant that collects temperature and acceleration data from sensors. The second subsystem will be a base station that uses induction coils to wirelessly power and communicate with the implant and wifi to wirelessly communicate with the web application. The third subsystem will be a web application that allows the user to request data from the implant, stores the data in a database, and displays the data back to the user. The documentation will include documentation for both our stakeholder, Dr. Valvano, and for the typical user of our data acquisition system. For Dr. Valvano, we will provide block diagrams, pcb layouts, and circuit schematics for both the implant and the base station. In addition, we will provide the code that runs on the both the implant and the base station. Furthermore, we will provide full access to the web application and its code. For the user, we will provide documentation containing instructions for installing, operating, and maintaining the data acquisition system. We plan to deliver the prototype and the associated documentation by Monday, December 5th, 2016, the last day of the Fall 2016 semester.</text:p>
      <text:p text:style-name="Text_20_body"/>
      <text:p text:style-name="P3">Relevant Standards</text:p>
      <text:p text:style-name="Text_20_body"/>
      <text:p text:style-name="P3">3.0 SYSTEM DESIGN</text:p>
      <text:p text:style-name="P6">The final prototype of the data acquisition system is comprised of three subsystems that will connect the user to data from a laboratory rat. As illustrated in Figure X below, the three subsystems are an implant, a base station, and a web application. The web application will require the user to authenticate himself before he can use it. Once authenticated, the user will be able to control and interact with the data acquisition system. From the web application, the user will use wifi to send power and data commands to the base station. The base station will then use induction coils to wirelessly power and relay the data commands to the implant. Once powered, the implant will use a temperature sensor and an accelerometer to measure the temperature and acceleration of the rat. From there, the implant will use the induction coils to relay the data back to the base station. The base station will then use wifi to <text:soft-page-break/>transfer the data back to the web application. From the web application, the user can view the collected data.</text:p>
      <text:p text:style-name="Text_20_body"/>
      <text:p text:style-name="P10"><draw:frame draw:style-name="fr1" draw:name="graphics1" text:anchor-type="as-char" svg:width="6.5in" svg:height="2.6457in" draw:z-index="0"><draw:image xlink:href="https://lh4.googleusercontent.com/G2RZZeih3-ONsRDd7urMEjd8-SyZy5tZXWSPJPyhsIEOvk9Bs5KzMLhDrEZnYiQPqITdajqCRRLZNSZISNjhj1JAnCPZnZcmPbW2GczfrWhvw28YXkHkEmA-a55XrKosD28MauTe" xlink:type="simple" xlink:show="embed" xlink:actuate="onLoad"/></draw:frame></text:p>
      <text:p text:style-name="P4">Figure X. System Block Diagram </text:p>
      <text:p text:style-name="Text_20_body"/>
      <text:p text:style-name="P6">In the following subsections, we breakdown each subsystem of the data acquisition system. First, we describe the functionality of the subsystem. Next, we outline the input and output specifications. Finally, we discuss how we plan to implement each subsystem. </text:p>
      <text:p text:style-name="Text_20_body"/>
      <text:p text:style-name="P3">3.1 Implant Design </text:p>
      <text:p text:style-name="P6">The implant will collect temperature and acceleration data from a laboratory rat and send the collected data to the base station as shown in Figure X above (block diagram). As mentioned earlier, in order for the implant to be powered wirelessly and collect the measurement data, it must make use of an induction coil and sensors. Details of the specifications of the inputs and the outputs will be discussed in the following paragraph.</text:p>
      <text:p text:style-name="Text_20_body"/>
      <text:p text:style-name="P11"><text:span text:style-name="T2">The implant will take in inputs from the base station and the sensors. The inputs from the base station will be wireless power and a command to start acquiring data (data command). The sensor inputs will be temperature and acceleration measurements. As specified in </text:span><text:span text:style-name="T5">Table X below</text:span><text:span text:style-name="T2">, the range of the input power to the implant will be from 0 to 200mW, and the range of the distance between the implant and the base station will be from 0 to 18cm with a maximum range error of 0.01 cm. The data command will be represented as a 1 bit binary number which will be set to 0 by default. When the data command issues a 1, the implant will start collecting data until a 0 is issued. The temperature measured will be within a range of 0° and 45° C with a maximum error of 0.01° C. The acceleration measured will to be from -2g to + 2g with the accuracy of a 0.01g.</text:span><text:span text:style-name="T4"> </text:span><text:span text:style-name="T2">The implant will have one output of the measurement data to the base station. As specified in </text:span><text:span text:style-name="T5">Table X below</text:span><text:span text:style-name="T2">, the collected data to be sent to the base station needs to be a 16 bit binary dataset. </text:span></text:p>
      <text:p text:style-name="Text_20_body"><text:soft-page-break/></text:p>
      <text:p text:style-name="P5">Table X. Implant Input Specificatio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From</text:p>
          </table:table-cell>
          <table:table-cell table:style-name="Table3.A1" office:value-type="string">
            <text:p text:style-name="P16">Name</text:p>
          </table:table-cell>
          <table:table-cell table:style-name="Table3.A1" office:value-type="string">
            <text:p text:style-name="P16">Description</text:p>
          </table:table-cell>
          <table:table-cell table:style-name="Table3.A1" office:value-type="string">
            <text:p text:style-name="P16">Specification</text:p>
          </table:table-cell>
        </table:table-row>
        <table:table-row>
          <table:table-cell table:style-name="Table3.A1" office:value-type="string">
            <text:p text:style-name="P16">Base Station</text:p>
          </table:table-cell>
          <table:table-cell table:style-name="Table3.A1" office:value-type="string">
            <text:p text:style-name="P16">Wireless Power</text:p>
          </table:table-cell>
          <table:table-cell table:style-name="Table3.A1" office:value-type="string">
            <text:p text:style-name="P16">Amount of power transferred within a certain distance</text:p>
          </table:table-cell>
          <table:table-cell table:style-name="Table3.A1" office:value-type="string">
            <text:p text:style-name="P15">Range</text:p>
            <text:list xml:id="list8708955391051549979" text:style-name="L2">
              <text:list-item>
                <text:p text:style-name="P18">0 to 200 mW </text:p>
              </text:list-item>
              <text:list-item>
                <text:p text:style-name="P18">0 to 18 cm</text:p>
              </text:list-item>
            </text:list>
            <text:p text:style-name="P15">Accuracy</text:p>
            <text:list xml:id="list4069417674975614565" text:style-name="L3">
              <text:list-item>
                <text:p text:style-name="P19">± 0.00 mW</text:p>
              </text:list-item>
              <text:list-item>
                <text:p text:style-name="P19">± 0.01 cm</text:p>
              </text:list-item>
            </text:list>
          </table:table-cell>
        </table:table-row>
        <table:table-row>
          <table:table-cell table:style-name="Table3.A1" office:value-type="string">
            <text:p text:style-name="P14"/>
            <text:p text:style-name="P16">Base Station</text:p>
          </table:table-cell>
          <table:table-cell table:style-name="Table3.A1" office:value-type="string">
            <text:p text:style-name="P16">Data Command</text:p>
          </table:table-cell>
          <table:table-cell table:style-name="Table3.A1" office:value-type="string">
            <text:p text:style-name="P16">Command to acquire data</text:p>
          </table:table-cell>
          <table:table-cell table:style-name="Table3.A1" office:value-type="string">
            <text:p text:style-name="P16">See Table X. </text:p>
            <text:p text:style-name="P16">Data Command Specifications in Appendix X</text:p>
          </table:table-cell>
        </table:table-row>
        <table:table-row>
          <table:table-cell table:style-name="Table3.A1" office:value-type="string">
            <text:p text:style-name="P16">Sensor</text:p>
          </table:table-cell>
          <table:table-cell table:style-name="Table3.A1" office:value-type="string">
            <text:p text:style-name="P16">Temperature</text:p>
          </table:table-cell>
          <table:table-cell table:style-name="Table3.A1" office:value-type="string">
            <text:p text:style-name="P16">Temperature measurement</text:p>
          </table:table-cell>
          <table:table-cell table:style-name="Table3.A1" office:value-type="string">
            <text:p text:style-name="P15">Range</text:p>
            <text:list xml:id="list7767160027954065319" text:style-name="L4">
              <text:list-item>
                <text:p text:style-name="P20">0° to 45° C</text:p>
              </text:list-item>
            </text:list>
            <text:p text:style-name="P15">Accuracy</text:p>
            <text:list xml:id="list1348825306592112268" text:style-name="L5">
              <text:list-item>
                <text:p text:style-name="P21">± 0.01° C</text:p>
              </text:list-item>
            </text:list>
          </table:table-cell>
        </table:table-row>
        <table:table-row>
          <table:table-cell table:style-name="Table3.A1" office:value-type="string">
            <text:p text:style-name="P14"/>
            <text:p text:style-name="P16"><text:soft-page-break/>Sensor</text:p>
          </table:table-cell>
          <table:table-cell table:style-name="Table3.A1" office:value-type="string">
            <text:p text:style-name="P16">Acceleration</text:p>
          </table:table-cell>
          <table:table-cell table:style-name="Table3.A1" office:value-type="string">
            <text:p text:style-name="P16">Acceleration <text:soft-page-break/>measurement</text:p>
          </table:table-cell>
          <table:table-cell table:style-name="Table3.A1" office:value-type="string">
            <text:p text:style-name="P15">Range</text:p>
            <text:list xml:id="list6485511653733935442" text:style-name="L6">
              <text:list-item>
                <text:p text:style-name="P22"><text:soft-page-break/>± 2 g</text:p>
              </text:list-item>
            </text:list>
            <text:p text:style-name="P15">Accuracy</text:p>
            <text:list xml:id="list6435710599887611746" text:style-name="L7">
              <text:list-item>
                <text:p text:style-name="P23">0.01 g</text:p>
              </text:list-item>
            </text:list>
          </table:table-cell>
        </table:table-row>
      </table:table>
      <text:p text:style-name="P2"/>
      <text:p text:style-name="Text_20_body"/>
      <text:p text:style-name="P5">Table X. Implant Output Specification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To</text:p>
          </table:table-cell>
          <table:table-cell table:style-name="Table4.A1" office:value-type="string">
            <text:p text:style-name="P16">Name</text:p>
          </table:table-cell>
          <table:table-cell table:style-name="Table4.A1" office:value-type="string">
            <text:p text:style-name="P16">Description</text:p>
          </table:table-cell>
          <table:table-cell table:style-name="Table4.A1" office:value-type="string">
            <text:p text:style-name="P16">Specification</text:p>
          </table:table-cell>
        </table:table-row>
        <table:table-row>
          <table:table-cell table:style-name="Table4.A1" office:value-type="string">
            <text:p text:style-name="P16">Base Station</text:p>
          </table:table-cell>
          <table:table-cell table:style-name="Table4.A1" office:value-type="string">
            <text:p text:style-name="P16">Data</text:p>
          </table:table-cell>
          <table:table-cell table:style-name="Table4.A1" office:value-type="string">
            <text:p text:style-name="P16">Results from the data acquisition</text:p>
          </table:table-cell>
          <table:table-cell table:style-name="Table4.A1" office:value-type="string">
            <text:p text:style-name="P16">See Table X.</text:p>
            <text:p text:style-name="P16">Data Specifications in Appendix X</text:p>
          </table:table-cell>
        </table:table-row>
      </table:table>
      <text:p text:style-name="Text_20_body"/>
      <text:p text:style-name="P12"><text:span text:style-name="T2">To meet all our needs, the implant will be implemented by using a microcontroller, an accelerometer, and a coil. As presented in </text:span><text:span text:style-name="T5">Figure X below (implant diagram)</text:span><text:span text:style-name="T2">, the microcontroller will be powered by the the coil that wirelessly receives power from the base station, and in turn power the temperature sensor and the accelerometer.When the coil receives a raw signal containing the data command, it will transfer the data to the microcontroller which in turn will decode and understand the command. Once the microcontroller understands the data command, it will start sampling data from the accelerometer and a temperature sensor using a built-in analog to digital converter (ADC). The collected data will be represented in raw ADC data which in turn will be sent to the base station through the coil.</text:span></text:p>
      <text:p text:style-name="Text_20_body"/>
      <text:p text:style-name="P12"><text:span text:style-name="T2">To meet all the requirements and specifications mentioned in the previously, we chose the components of the implant accordingly. As shown in </text:span><text:span text:style-name="T5">Figure X below (implant diagram)</text:span><text:span text:style-name="T2">, we decided to use RF430 for the microcontroller. Since the RF430 contains a built-in NFC/RFID transceiver and a temperature sensor, it will alleviate the burden of externally interfacing them. Thus the RF430 will allow us to interface the coil without much external circuitry. The RF430 is also an extremely low power microcontroller which fulfills our need for a low power implant perfectly. The LIS3DH will be used for our accelerometer due to it’s low power requirements meeting the 200 mW maximum of the board. Likewise our implementation of the implant using the RF430 and LIS3DH will satisfy our needs for it to be wirelessly powered, acquire and transmit data, and consume very little power.</text:span><text:soft-page-break/><text:span text:style-name="T4"><draw:frame draw:style-name="fr1" draw:name="graphics2" text:anchor-type="as-char" svg:width="6.5in" svg:height="3.0417in" draw:z-index="1"><draw:image xlink:href="https://lh3.googleusercontent.com/UtQI0YALjBKUFNgaLsRhbovTEZztH1qgHBQ5D_CkKnJE9r5i5Fg-RGcNTPtM9wsUS1I1xKPk0oR05sahquyuwrG3cMRXEUyztC6RY7tvrvkIL5yCKWpEKMqxWco4D7_sWja2DgBC" xlink:type="simple" xlink:show="embed" xlink:actuate="onLoad"/></draw:frame></text:span></text:p>
      <text:p text:style-name="P4">Figure X. Implant Block Diagram</text:p>
      <text:p text:style-name="Text_20_body"/>
      <text:p text:style-name="P3">3.2 Base Station Design</text:p>
      <text:p text:style-name="P12"><text:span text:style-name="T2">The base station will primarily serve as a power source for the implant and a “middleman” that connects the implant and the web application. The base station will receive and relay the data sent from the implant to the web application as shown in </text:span><text:span text:style-name="T5">Figure X (block diagram) above</text:span><text:span text:style-name="T2">. As mentioned before, in order for the base station to meet our needs to wirelessly power and communicate with the implant, the base station must use induction coils and have access to the Internet. Details of the input and output specifications to meet the requirements will be discussed in the following paragraph.</text:span></text:p>
      <text:p text:style-name="Text_20_body"/>
      <text:p text:style-name="P12"><text:span text:style-name="T2">The base station will have four sources of inputs: the implant, the web application, a power supply, and an internet router. First, as shown in </text:span><text:span text:style-name="T5">Figure X (block diagram) above, </text:span><text:span text:style-name="T2">measurement data input will come from the implant. Second, power command and data command inputs will come from the web application. Finally, power and an Internet connection will come from a </text:span><text:span text:style-name="T5">3.3V power supply and an internet router</text:span><text:span text:style-name="T2">. As specified in </text:span><text:span text:style-name="T5">Table X below</text:span><text:span text:style-name="T2">, the collected data sent from the implant will be represented in a 16 bit binary format. The power command and the data command will be represented in 1 bit binary number, both of which will be 0 by default. When the power command issues a 1, the base station will turn on from its standby state. When the data command issues a 1, the implant will start collecting data until a 0 is issued. The power coming from the wall will be converted into a 3.3V, and the Internet connection will be established through a secure Wifi provided by the router. </text:span></text:p>
      <text:p text:style-name="Text_20_body"/>
      <text:p text:style-name="P12"><text:span text:style-name="T2">The base station will output to two modules: the implant and the web application. First, as shown in </text:span><text:span text:style-name="T5">Figure X (block diagram) above</text:span><text:span text:style-name="T2">, the base station will output wireless power and a command to acquire data to the implant. Second, the base station will output the data acquisition results to the web application. As specified in </text:span><text:span text:style-name="T5">Table X below</text:span><text:span text:style-name="T2">, the power and the distance range between the base station and the implant is the same as input specifications of the implant. The command to acquire data sent from the web application, an input to the base station mentioned in the previous paragraph, simply will </text:span><text:soft-page-break/><text:span text:style-name="T2">be passed on to the implant as an output from the base station. Similarly, the collected data sent from the implant will be passed on to the web application.</text:span></text:p>
      <text:p text:style-name="Text_20_body"/>
      <text:p text:style-name="P5">Table X. Base Station Input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6">From</text:p>
          </table:table-cell>
          <table:table-cell table:style-name="Table5.A1" office:value-type="string">
            <text:p text:style-name="P16">Name</text:p>
          </table:table-cell>
          <table:table-cell table:style-name="Table5.A1" office:value-type="string">
            <text:p text:style-name="P16">Description</text:p>
          </table:table-cell>
          <table:table-cell table:style-name="Table5.A1" office:value-type="string">
            <text:p text:style-name="P16">Specification</text:p>
          </table:table-cell>
        </table:table-row>
        <table:table-row>
          <table:table-cell table:style-name="Table5.A1" office:value-type="string">
            <text:p text:style-name="P16">Power Supply</text:p>
          </table:table-cell>
          <table:table-cell table:style-name="Table5.A1" office:value-type="string">
            <text:p text:style-name="P16">Power</text:p>
          </table:table-cell>
          <table:table-cell table:style-name="Table5.A1" office:value-type="string">
            <text:p text:style-name="P16">Power supply for the base station</text:p>
          </table:table-cell>
          <table:table-cell table:style-name="Table5.A1" office:value-type="string">
            <text:p text:style-name="P15">Value</text:p>
            <text:list xml:id="list1149538681742500513" text:style-name="L8">
              <text:list-item>
                <text:p text:style-name="P24">3.3 V</text:p>
              </text:list-item>
              <text:list-item>
                <text:p text:style-name="P24">1 A</text:p>
              </text:list-item>
            </text:list>
            <text:p text:style-name="P15">Accuracy</text:p>
            <text:list xml:id="list2440835954498142507" text:style-name="L9">
              <text:list-item>
                <text:p text:style-name="P25">± 0 V</text:p>
              </text:list-item>
              <text:list-item>
                <text:p text:style-name="P25">± 0 A</text:p>
              </text:list-item>
            </text:list>
          </table:table-cell>
        </table:table-row>
        <table:table-row>
          <table:table-cell table:style-name="Table5.A1" office:value-type="string">
            <text:p text:style-name="P14"/>
            <text:p text:style-name="P16">Internet Router</text:p>
          </table:table-cell>
          <table:table-cell table:style-name="Table5.A1" office:value-type="string">
            <text:p text:style-name="P16">Wifi</text:p>
          </table:table-cell>
          <table:table-cell table:style-name="Table5.A1" office:value-type="string">
            <text:p text:style-name="P16">Wifi for the base station</text:p>
          </table:table-cell>
          <table:table-cell table:style-name="Table5.A1" office:value-type="string">
            <text:p text:style-name="P16">Secure wifi</text:p>
          </table:table-cell>
        </table:table-row>
        <table:table-row>
          <table:table-cell table:style-name="Table5.A1" office:value-type="string">
            <text:p text:style-name="P16">Web Application</text:p>
          </table:table-cell>
          <table:table-cell table:style-name="Table5.A1" office:value-type="string">
            <text:p text:style-name="P16">Power Command</text:p>
          </table:table-cell>
          <table:table-cell table:style-name="Table5.A1" office:value-type="string">
            <text:p text:style-name="P16">Command to turn on the base station</text:p>
          </table:table-cell>
          <table:table-cell table:style-name="Table5.A1" office:value-type="string">
            <text:p text:style-name="P16">See Table X. </text:p>
            <text:p text:style-name="P16">Power Command Specifications in Appendix X</text:p>
          </table:table-cell>
        </table:table-row>
        <table:table-row>
          <table:table-cell table:style-name="Table5.A1" office:value-type="string">
            <text:p text:style-name="P16">Web Application</text:p>
          </table:table-cell>
          <table:table-cell table:style-name="Table5.A1" office:value-type="string">
            <text:p text:style-name="P16">Data Command</text:p>
          </table:table-cell>
          <table:table-cell table:style-name="Table5.A1" office:value-type="string">
            <text:p text:style-name="P16">Command to acquire data</text:p>
          </table:table-cell>
          <table:table-cell table:style-name="Table5.A1" office:value-type="string">
            <text:p text:style-name="P16">See Table X. </text:p>
            <text:p text:style-name="P16">Data Command Specifications in Appendix X</text:p>
          </table:table-cell>
        </table:table-row>
        <table:table-row>
          <table:table-cell table:style-name="Table5.A1" office:value-type="string">
            <text:p text:style-name="P16">Implant</text:p>
          </table:table-cell>
          <table:table-cell table:style-name="Table5.A1" office:value-type="string">
            <text:p text:style-name="P16">Data</text:p>
          </table:table-cell>
          <table:table-cell table:style-name="Table5.A1" office:value-type="string">
            <text:p text:style-name="P16">Results from the data <text:soft-page-break/>acquisition</text:p>
          </table:table-cell>
          <table:table-cell table:style-name="Table5.A1" office:value-type="string">
            <text:p text:style-name="P16">See Table X. </text:p>
            <text:p text:style-name="P16">Data Specificatio<text:soft-page-break/>ns in Appendix X</text:p>
          </table:table-cell>
        </table:table-row>
      </table:table>
      <text:p text:style-name="Text_20_body"/>
      <text:p text:style-name="P5">Table X. Base Station Output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6">To</text:p>
          </table:table-cell>
          <table:table-cell table:style-name="Table6.A1" office:value-type="string">
            <text:p text:style-name="P16">Name</text:p>
          </table:table-cell>
          <table:table-cell table:style-name="Table6.A1" office:value-type="string">
            <text:p text:style-name="P16">Description</text:p>
          </table:table-cell>
          <table:table-cell table:style-name="Table6.A1" office:value-type="string">
            <text:p text:style-name="P16">Specification</text:p>
          </table:table-cell>
        </table:table-row>
        <table:table-row>
          <table:table-cell table:style-name="Table6.A1" office:value-type="string">
            <text:p text:style-name="P16">Implant</text:p>
          </table:table-cell>
          <table:table-cell table:style-name="Table6.A1" office:value-type="string">
            <text:p text:style-name="P16">Wireless Power</text:p>
          </table:table-cell>
          <table:table-cell table:style-name="Table6.A1" office:value-type="string">
            <text:p text:style-name="P16">Amount of power transferred within a certain distance</text:p>
          </table:table-cell>
          <table:table-cell table:style-name="Table6.A1" office:value-type="string">
            <text:p text:style-name="P15">Range</text:p>
            <text:list xml:id="list6071860077011268737" text:style-name="L10">
              <text:list-item>
                <text:p text:style-name="P26">0 to 200 mW </text:p>
              </text:list-item>
              <text:list-item>
                <text:p text:style-name="P26">0 to 18 cm</text:p>
              </text:list-item>
            </text:list>
            <text:p text:style-name="P15">Accuracy</text:p>
            <text:list xml:id="list4545096105076252632" text:style-name="L11">
              <text:list-item>
                <text:p text:style-name="P27">± 0 mW</text:p>
              </text:list-item>
              <text:list-item>
                <text:p text:style-name="P27">± 0.01 cm</text:p>
              </text:list-item>
            </text:list>
          </table:table-cell>
        </table:table-row>
        <table:table-row>
          <table:table-cell table:style-name="Table6.A1" office:value-type="string">
            <text:p text:style-name="P14"/>
            <text:p text:style-name="P16">Implant</text:p>
          </table:table-cell>
          <table:table-cell table:style-name="Table6.A1" office:value-type="string">
            <text:p text:style-name="P16">Data Command</text:p>
          </table:table-cell>
          <table:table-cell table:style-name="Table6.A1" office:value-type="string">
            <text:p text:style-name="P16">Command to acquire data</text:p>
          </table:table-cell>
          <table:table-cell table:style-name="Table6.A1" office:value-type="string">
            <text:p text:style-name="P16">See Table X. </text:p>
            <text:p text:style-name="P16">Data Command Specifications in Appendix X</text:p>
          </table:table-cell>
        </table:table-row>
        <table:table-row>
          <table:table-cell table:style-name="Table6.A1" office:value-type="string">
            <text:p text:style-name="P16">Web Application</text:p>
          </table:table-cell>
          <table:table-cell table:style-name="Table6.A1" office:value-type="string">
            <text:p text:style-name="P16">Data</text:p>
          </table:table-cell>
          <table:table-cell table:style-name="Table6.A1" office:value-type="string">
            <text:p text:style-name="P16">Results from the data acquisition</text:p>
          </table:table-cell>
          <table:table-cell table:style-name="Table6.A1" office:value-type="string">
            <text:p text:style-name="P16">See Table X. </text:p>
            <text:p text:style-name="P16">Data Specifications in Appendix X</text:p>
          </table:table-cell>
        </table:table-row>
      </table:table>
      <text:p text:style-name="Text_20_body"/>
      <text:p text:style-name="P12"><text:span text:style-name="T9">In order to meet all of our needs mentioned in the </text:span><text:span text:style-name="T5">needs analysis section</text:span><text:span text:style-name="T9">, the base station will be implemented using a microcontroller, a NFC/RFID transceiver, a Wifi module, a coil, and an AC to DC power converter. As shown in </text:span><text:span text:style-name="T5">Figure X below (base station diagram)</text:span><text:span text:style-name="T9">, the microcontroller, the NFC/RFID transceiver, and the Wifi module, will all be powered by the power output of the AC to DC </text:span><text:soft-page-break/><text:span text:style-name="T9">power converter, but the coil will be powered by the NFC/RFID transceiver. For the collected data from the implant to reach the web application, it will go through the coil, NFC/RFID transceiver, the microcontroller, and the Wifi module in the exact order. The coil will receive a raw signal that contains the data collected from the implant, which in turn will be converted into a binary data by the NFC/RFID transceiver. Next, the NFC/RFID transceiver will send the binary data the microcontroller using a Serial Synchronous Interface (SSI). Once the microcontroller receives the binary data, it will decode the data, pack it into </text:span><text:span text:style-name="T10">JavaScript Object Notation</text:span><text:span text:style-name="T12"> </text:span><text:span text:style-name="T11">(</text:span><text:span text:style-name="T9">JSON), and transmit it to the Wifi module using a Universal Asynchronous Receiver/Transmitter (UART). Once the Wifi module receives the data packed into JSON, it will transmit it to the web application through a secure Wifi. For the commands issued from the web application to reach the implant, it will go through the modules of the base station</text:span><text:span text:style-name="T6"> </text:span><text:span text:style-name="T5">in the order of the Wifi module, the microcontroller, the NFC/RFID transceiver, and the coil</text:span><text:span text:style-name="T9">. Once the Wifi module receives a command data in  JSON, it transmits the data to the microcontroller using the UART. The microcontroller in turn will decode and reformat the data into a binary data and transmit it to the NFC/RFID transceiver. The NFC/RFID transceiver will at last decode the binary and send the command signal to the implant through the coil. </text:span></text:p>
      <text:p text:style-name="Text_20_body"/>
      <text:p text:style-name="P12"><text:span text:style-name="T9">We chose the components for the modules of our base station to specifically meet all the requirements and the specifications mentioned previously. As shown in </text:span><text:span text:style-name="T5">Figure X below (base station diagram)</text:span><text:span text:style-name="T9">, first, we will use TRF7970A for the NFC/RFID transceiver. The component will allow us to directly power and control the coil to communicate with the implant. Secondly, we will use MSP4</text:span><text:span text:style-name="T2">30 for the microcontroller due to its low power nature and its compatibility with the TRF7970A. Lastly, we will use ESP8266 for the Wifi module because it is small, cheap, and reliable. The ESP8266 will allow us to interface the base station with the web application in reliable and cost-efficient manner. Likewise, our implementation of the base station using the TRF7970A, the MSP430, and the ESP8266 will fulfill the requirements to wirelessly power and communicate with the implant and wirelessly communicate with the web application.</text:span></text:p>
      <text:p text:style-name="Text_20_body"/>
      <text:p text:style-name="P9"><text:soft-page-break/><draw:frame draw:style-name="fr1" draw:name="graphics3" text:anchor-type="as-char" svg:width="6.4898in" svg:height="5.7291in" draw:z-index="2"><draw:image xlink:href="https://lh3.googleusercontent.com/Pv3-FKzFV_mO_qlIdO5bwE-c_S9ZXQ2mBp2Zqo6WiVXw_BpOBIryDExl9uQScLhjCT0yWM_RbJ-QAIgxIjf7-Nh3lY8uVYozadv73wcDLIr4bYKSZC82jtfeGLya3A5wx91am6-T" xlink:type="simple" xlink:show="embed" xlink:actuate="onLoad"/></draw:frame></text:p>
      <text:p text:style-name="P7">Figure X. Base Station Block Diagram</text:p>
      <text:p text:style-name="Text_20_body"/>
      <text:p text:style-name="P3">3.3 Web Application Design</text:p>
      <text:p text:style-name="P6">The third subsystem of the data acquisition system is a web application. The web application will allow the user to control and interact with the data acquisition system. For example, the user will be able to start and stop the process of collecting data from the laboratory rat. In addition, the user will be able to view the current data and a historical record of the data.</text:p>
      <text:p text:style-name="Text_20_body"/>
      <text:p text:style-name="P6">As depicted in Figure X below, the web application will receive inputs from an internet router and the user and send outputs to the base station and the user. The internet router will provide the web application with secure wifi so that it can communicate with its server and the base station. In order for the user to access the web application, he will have to authenticate himself. Once authenticated, the user can send power and data commands to the base station. The power command will switch the base station from standby mode to on, while the data command will tell the base station to start the process of collecting data. Once the base station has received the data, the base station will send the data back <text:soft-page-break/>to the web application. The web application will then output this data to the user. Tables X and X describe the input and output specifications of the web application in more detail.</text:p>
      <text:p text:style-name="Text_20_body"/>
      <text:p text:style-name="P10"><draw:frame draw:style-name="fr1" draw:name="graphics4" text:anchor-type="as-char" svg:width="6.0835in" svg:height="4.1252in" draw:z-index="3"><draw:image xlink:href="https://lh6.googleusercontent.com/gxRNdtK292tRECrYtOruEaQx7KZUzA-DlQt0l-aQw4Yckv0raxlBmHVhUnzS4ztd30VxspEBGbnKA6mqoui-uO6spM_Xrzn9EjhtZS0u5v1rzQn9Ytse4x4iB3-UkthBotbn77P1" xlink:type="simple" xlink:show="embed" xlink:actuate="onLoad"/></draw:frame></text:p>
      <text:p text:style-name="P4">Figure X. Web Application Block Diagram</text:p>
      <text:p text:style-name="Text_20_body"/>
      <text:p text:style-name="P5">Table X. Web Application Input Specification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6">From</text:p>
          </table:table-cell>
          <table:table-cell table:style-name="Table7.A1" office:value-type="string">
            <text:p text:style-name="P16">Input</text:p>
          </table:table-cell>
          <table:table-cell table:style-name="Table7.A1" office:value-type="string">
            <text:p text:style-name="P16">Description</text:p>
          </table:table-cell>
          <table:table-cell table:style-name="Table7.A1" office:value-type="string">
            <text:p text:style-name="P16">Specification</text:p>
          </table:table-cell>
        </table:table-row>
        <table:table-row>
          <table:table-cell table:style-name="Table7.A1" office:value-type="string">
            <text:p text:style-name="P16">Internet Router</text:p>
          </table:table-cell>
          <table:table-cell table:style-name="Table7.A1" office:value-type="string">
            <text:p text:style-name="P16">Wifi</text:p>
          </table:table-cell>
          <table:table-cell table:style-name="Table7.A1" office:value-type="string">
            <text:p text:style-name="P16">Wifi for the web application</text:p>
          </table:table-cell>
          <table:table-cell table:style-name="Table7.A1" office:value-type="string">
            <text:p text:style-name="P16">Secure wifi</text:p>
          </table:table-cell>
        </table:table-row>
        <table:table-row>
          <table:table-cell table:style-name="Table7.A1" office:value-type="string">
            <text:p text:style-name="P16">User</text:p>
          </table:table-cell>
          <table:table-cell table:style-name="Table7.A1" office:value-type="string">
            <text:p text:style-name="P16">Authentication</text:p>
          </table:table-cell>
          <table:table-cell table:style-name="Table7.A1" office:value-type="string">
            <text:p text:style-name="P16">Credentials to access to the web application</text:p>
          </table:table-cell>
          <table:table-cell table:style-name="Table7.A1" office:value-type="string">
            <text:p text:style-name="P16">See Table X. Authentication Specifications in Appendix X</text:p>
          </table:table-cell>
        </table:table-row>
        <table:table-row>
          <table:table-cell table:style-name="Table7.A1" office:value-type="string">
            <text:p text:style-name="P16">User</text:p>
          </table:table-cell>
          <table:table-cell table:style-name="Table7.A1" office:value-type="string">
            <text:p text:style-name="P16">Power <text:soft-page-break/>Command</text:p>
          </table:table-cell>
          <table:table-cell table:style-name="Table7.A1" office:value-type="string">
            <text:p text:style-name="P16">Comman<text:soft-page-break/>d to turn on the base station</text:p>
          </table:table-cell>
          <table:table-cell table:style-name="Table7.A1" office:value-type="string">
            <text:p text:style-name="P16">See Table X. </text:p>
            <text:p text:style-name="P16"><text:soft-page-break/>Power Command Specifications in Appendix X</text:p>
          </table:table-cell>
        </table:table-row>
        <table:table-row>
          <table:table-cell table:style-name="Table7.A1" office:value-type="string">
            <text:p text:style-name="P16">User</text:p>
          </table:table-cell>
          <table:table-cell table:style-name="Table7.A1" office:value-type="string">
            <text:p text:style-name="P16">Data Command</text:p>
          </table:table-cell>
          <table:table-cell table:style-name="Table7.A1" office:value-type="string">
            <text:p text:style-name="P16">Command to acquire data</text:p>
          </table:table-cell>
          <table:table-cell table:style-name="Table7.A1" office:value-type="string">
            <text:p text:style-name="P16">See Table X. </text:p>
            <text:p text:style-name="P16">Data Command Specifications in Appendix X</text:p>
          </table:table-cell>
        </table:table-row>
        <table:table-row>
          <table:table-cell table:style-name="Table7.A1" office:value-type="string">
            <text:p text:style-name="P16">Base Station</text:p>
          </table:table-cell>
          <table:table-cell table:style-name="Table7.A1" office:value-type="string">
            <text:p text:style-name="P16">Data</text:p>
          </table:table-cell>
          <table:table-cell table:style-name="Table7.A1" office:value-type="string">
            <text:p text:style-name="P16">Results from the data acquisition</text:p>
          </table:table-cell>
          <table:table-cell table:style-name="Table7.A1" office:value-type="string">
            <text:p text:style-name="P16">See Table X. </text:p>
            <text:p text:style-name="P16">Data Specifications in Appendix X</text:p>
          </table:table-cell>
        </table:table-row>
      </table:table>
      <text:p text:style-name="Text_20_body"/>
      <text:p text:style-name="P5">Table X. Web Application Output Specification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6">To</text:p>
          </table:table-cell>
          <table:table-cell table:style-name="Table8.A1" office:value-type="string">
            <text:p text:style-name="P16">Output</text:p>
          </table:table-cell>
          <table:table-cell table:style-name="Table8.A1" office:value-type="string">
            <text:p text:style-name="P16">Description</text:p>
          </table:table-cell>
          <table:table-cell table:style-name="Table8.A1" office:value-type="string">
            <text:p text:style-name="P16">Specification</text:p>
          </table:table-cell>
        </table:table-row>
        <table:table-row>
          <table:table-cell table:style-name="Table8.A1" office:value-type="string">
            <text:p text:style-name="P16">Base Station</text:p>
          </table:table-cell>
          <table:table-cell table:style-name="Table8.A1" office:value-type="string">
            <text:p text:style-name="P16">Power Command</text:p>
          </table:table-cell>
          <table:table-cell table:style-name="Table8.A1" office:value-type="string">
            <text:p text:style-name="P16">Command to turn on the base station</text:p>
          </table:table-cell>
          <table:table-cell table:style-name="Table8.A1" office:value-type="string">
            <text:p text:style-name="P16">See Table X. </text:p>
            <text:p text:style-name="P16">Power Command Specifications in Appendix X</text:p>
          </table:table-cell>
        </table:table-row>
        <table:table-row>
          <table:table-cell table:style-name="Table8.A1" office:value-type="string">
            <text:p text:style-name="P16">Base Station</text:p>
          </table:table-cell>
          <table:table-cell table:style-name="Table8.A1" office:value-type="string">
            <text:p text:style-name="P16">Data Command</text:p>
          </table:table-cell>
          <table:table-cell table:style-name="Table8.A1" office:value-type="string">
            <text:p text:style-name="P16">Command to acquire data</text:p>
          </table:table-cell>
          <table:table-cell table:style-name="Table8.A1" office:value-type="string">
            <text:p text:style-name="P16">See Table X. </text:p>
            <text:p text:style-name="P16">Data Command Specifications in Appendix X</text:p>
          </table:table-cell>
        </table:table-row>
        <table:table-row>
          <table:table-cell table:style-name="Table8.A1" office:value-type="string">
            <text:p text:style-name="P16">User</text:p>
          </table:table-cell>
          <table:table-cell table:style-name="Table8.A1" office:value-type="string">
            <text:p text:style-name="P16">Data</text:p>
          </table:table-cell>
          <table:table-cell table:style-name="Table8.A1" office:value-type="string">
            <text:p text:style-name="P16">Results from the data acquisitio<text:soft-page-break/>n</text:p>
          </table:table-cell>
          <table:table-cell table:style-name="Table8.A1" office:value-type="string">
            <text:p text:style-name="P16">See Table X.</text:p>
            <text:p text:style-name="P16">Data Specifications in <text:soft-page-break/>Appendix X</text:p>
          </table:table-cell>
        </table:table-row>
      </table:table>
      <text:p text:style-name="Text_20_body"/>
      <text:p text:style-name="P6">The web application will be built using IBM Bluemix, a cloud platform for developing accessible and scalable web and mobile applications. In order to secure the web application, we will use the Single Sign On service that is provided by IBM Bluemix. This service requires users to authenticate themselves before they can access the web application. As depicted in Figure X above, we will use the IBM Watson Internet of Things Platform (WIoT) service to interface the web application with the base station. As long as both the base station and the web application are connected to wifi, they can use the WIoT service to communicate with each other. In other words, the web application will be able to send commands to the base station and the base station will be able to send data back to the web application. Upon receiving data, the web application will store the data in a database. In order to store the data in a database, we will use the Cloudant NoSQL Database service, which is also provided by IBM Bluemix. Finally, the web application will display the data to the user so that it can be monitored and analyzed.</text:p>
      <text:p text:style-name="Text_20_body"/>
      <text:p text:style-name="P3">4.0 USER INTERFACE DESIGN</text:p>
      <text:p text:style-name="P6">The user interface includes the initial setup that is required by the data acquisition system as well as a web page on the web application. Initially, the user will embed the implant into a laboratory rat and place the base station just outside of and adjacent to the rat cage. As illustrated in Figure X below, once the implant and the base station are set up, the user will interact with the data acquisition system through a web page on the web application.</text:p>
      <text:p text:style-name="Text_20_body"/>
      <text:p text:style-name="P6">At first, the implant will be off and the base station will be on standby. On the web page, the user can send a power command from the web application to the base station in order to switch the base station from standby mode to on. Once the base station is on, the user can send a data command from the web application to the base station in order to acquire data from the implant. When the base station receives the data command, it will wirelessly power the implant. With the implant powered, the base station will send a command to the implant to acquire data from the temperature sensor and accelerometer. Once the implant collects the temperature and acceleration data, the implant will send the data back to the base station. From there, the base station will send the data back to the web application. When the web application receives the data, it will store the data into a database as well as display the data on a web page. The the users can then use the web page to monitor and analyze the data that was collected from the rat.</text:p>
      <text:p text:style-name="Text_20_body"/>
      <text:p text:style-name="P9"><text:soft-page-break/><draw:frame draw:style-name="fr1" draw:name="graphics5" text:anchor-type="as-char" svg:width="6.5in" svg:height="3.802in" draw:z-index="4"><draw:image xlink:href="https://lh5.googleusercontent.com/Jnl8S6RkI3qdv_6xVwZWGCCdpFXeXCSWp8vouEL8E-27QWfYoW6qst3GVL4neVbdCfCEK9Knb6jt7v4lJnQQ1EZV5Z2PIm9_A3tSYaqgpXPFumRrv_1kv56RiaTKDwZlQGcB1vT3" xlink:type="simple" xlink:show="embed" xlink:actuate="onLoad"/></draw:frame></text:p>
      <text:p text:style-name="P4">Figure X. User Interface Diagram</text:p>
      <text:p text:style-name="Text_20_body"/>
      <text:p text:style-name="P3">5.0 RISK REDUCTION</text:p>
      <text:p text:style-name="P12"><text:span text:style-name="T5">In order to ensure that we finish our project on time, we have taken preventative measures to reduce the risks of our project.</text:span><text:span text:style-name="T8"> </text:span><text:span text:style-name="T7">We have taken steps to reduce the risks that would prevent us from finishing the project on time.</text:span><text:span text:style-name="T4"> </text:span><text:span text:style-name="T5">During the</text:span><text:span text:style-name="T4"> </text:span><text:span text:style-name="T2">preliminary system design, we researched several different parts we could use to simplify our design while maintaining the functionality of the project. We ordered evaluation modules for some of these parts and began experimenting with them. These experiments showed us that these parts were capable of transmitting power and data through induction coils. We also researched alternate coil topologies we could try if our first designs do not meet our specifications. Additionally, our group met with the graduate student on whose project we based our preliminary design. He told us about all of the snags he ran into and how we could avoid them.</text:span></text:p>
      <text:p text:style-name="Text_20_body"/>
      <text:p text:style-name="P3">6.0 PROTOTYPE COST</text:p>
      <text:p text:style-name="P12"><text:span text:style-name="T2">With the exception of the accelerometer, all of the materials will be provided by our faculty sponsor. However, the total market value for all the materials of our prototype is $444.96, as shown in Table X. We will use a MSP-EXP430FR5739 microcontroller, valued at $35 [1], to process data collected from the implant. To flash program and debug this microcontroller, we will use a MSP-FET430UIF debugging interface: which is valued at $115.00 [2]. In addition, we will use a ESP8266 wifi module from SparkFun Electronics, valued at $6.95 [3], to interface our base station with our web application user interface. As the final component of our base station, we will integrate the </text:span><text:span text:style-name="T9">TRF7970AEVM from TI, valued at $99 [4], to power and communicate with our implant.</text:span><text:span text:style-name="T4"> </text:span><text:span text:style-name="T2">We will use a TI manufactured RF430FRL152HEVM, valued at $19.90 [5], low-power processor in our implant to collect sensor data and communicate with our base station. We will also order two LIS3DH accelerometer sensors, valued </text:span><text:soft-page-break/><text:span text:style-name="T2">at $3.26 [6], to integrate with our implant microcontroller. We will use a pre-owned variety of 50 resistors and capacitors, valued at $8.00 [7], in our PCB implant circuit design. To reduce the risk for project delays, we will have at least one duplicate component for every part, with the exception of the programmer, on our list.</text:span></text:p>
      <text:p text:style-name="Text_20_body"/>
      <text:p text:style-name="P3">7.0 TEST PLAN</text:p>
      <text:p text:style-name="P6">Our design project will require a large amount of testing as we will go through many iterations of designs to perfect the coil topology and get the performance to meet our specifications. We will need an organized plan to ensure that we are efficient in testing. The three main phases of testing will be, in order: testing the coil designs, testing each subsystem, and testing the whole system.</text:p>
      <text:p text:style-name="Text_20_body"/>
      <text:p text:style-name="P3">7.1 Coil Testing</text:p>
      <text:p text:style-name="P6">Having a coil design that meets our requirements for data and power transfer is the most important part of our project. It will probably have to go through many design revisions, so it is important to have a plan to test each coil design. We will create a testing environment consisting of our base station coil connected to a 13.56MHz function generator. This frequency matches the normal operating frequency. The implant coil designs will be placed 7 inches below the testing coil one at a time. To simulate being inside a rat, this coil will be covered by a material that will be determined later. We will research to find a material that absorbs EM waves similarly to rat skin. The coil will be attached to a DC electronic load set to the current requirement of our implant, and it should be able to maintain at least 1.45V under the load (the minimum supply voltage of the RF430) which will be measured by an oscilloscope across the coil leads. This voltage will be plotted for various positions underneath the base station coil. This testing will ensure the coil can be used for the implant and further testing.</text:p>
      <text:p text:style-name="Text_20_body"/>
      <text:p text:style-name="P3">7.2 Subsystem Testing</text:p>
      <text:p text:style-name="P6">The three main subsystems of our project will be tested independently to ensure they are working before we put them all together. The implant will be tested twice by seeing if code running on it can blink an off-board LED by controlling a MOSFET. In the first test, the implant will be powered by a bench power supply. In the second test, it will be powered wirelessly through the testing coil mentioned in the previous section. These will allow us to see both if the code itself works and if the coil is sufficient for powering the implant.</text:p>
      <text:p text:style-name="Text_20_body"/>
      <text:p text:style-name="P6">For the base station we will first connect an oscilloscope to the coil and see if the signal present is 13.56MHz and that the power in the antenna is close to 200mW (the max power of the TRF7970). If the power output is low, the filter and coil designs will need to be modified. Next we will test its Wi-Fi capability by sending blocks of dummy data to a server. The web application will be tested by reading this dummy data and displaying it.</text:p>
      <text:p text:style-name="Text_20_body"/>
      <text:p text:style-name="P3">7.3 System Testing</text:p>
      <text:p text:style-name="P6">Once all the subsystems are put together, our group needs to make sure that they all communicate with <text:soft-page-break/>each other correctly. Using the web application, we will request hundreds of data samples and make sure that they all match what the implant gathered. To do so, we will attach an oscilloscope to one of the ports on the implant that we will make output the data value for easy comparison. If the value from the implant and the value displayed on the web application are different, or if no data is received, there is probably an error in the base station and debugging would begin there.</text:p>
      <text:p text:style-name="Text_20_body"/>
      <text:p text:style-name="P3">8.0 PROJECT SCHEDULE</text:p>
      <text:p text:style-name="P6">As seen in Appendix X, our Gantt chart outlines a schedule to build a prototype in the 13 weeks before Open House in November 2016. To build, integrate and test our prototype, we have organized our activity around seven key milestones. First, we will dedicate 20 man hours during the first week in September to finalizing our design for our implant and base station coils. We will then allocate 120 man hours to complete and test the prototype of our base station by September 23th. On September 30th, we will finish soldering and testing our prototype implant PCB, as well as designing the protocol we will use to communicate between the implant and base station. We estimate this will take 50 man hours. Finally, we will dedicate 200 man hours to interface our implant to the base station and our base station to the web application on November 9th. This will be the final phase of our prototype’s development, so we are accounting for any unexpected delays by allocating double the amount of time we expect to finish this part. We will dedicate 50 man hours the two weeks prior to open house to test our completed system. </text:p>
      <text:p text:style-name="Text_20_body"/>
      <text:p text:style-name="P3">9.0 CONCLUSION</text:p>
      <text:p text:style-name="P6">This report has outlined the design and implementation of an implantable data acquisition system for research lab environments. The design problem called for some very specific needs the team would need to meet due to the intended device’s operating environment. Part of the system would be surgically imbedded inside a lab animal and therefore the system would not be able to contain a battery. So one of the major design challenges is that the system needs to be able to wirelessly send power and information. The client specifically prefered this to be done with inductor coils. The system also will be in use primarily by researchers in a lab. Due to this, the system would need to be able to be simple, and quick to use.</text:p>
      <text:p text:style-name="Text_20_body"/>
      <text:p text:style-name="P6">The team created their proposed solution to fit the needs of the design problem. The proposed design consists of a three part system: the implant, the base station, and the web application. The implant will be small enough to fit inside lab animals and will have one onboard and one offboard sensor to collect the data. The implant and the base station will have inductor coils attached to wirelessly send power and data between the two subsystems. The base station would then send the data to a web application where it can be viewed by a user. The web application would provide a layer of abstraction between the operation of the system and the use.</text:p>
      <text:p text:style-name="Text_20_body"/>
      <text:p text:style-name="P6">To conclude, the proposed system was designed to meet the needs of the clients. In order to reduce the risks of waiting for parts and running into issues with the design, parts have been ordered early and the <text:soft-page-break/>team has already entered into discussions with a grad student who implemented what this proposed design is based on. Costs have also been analyzed for each subsystem and a total estimate comes just under $350. However, by taking advantage of free parts and university company connections, the cost of the prototype itself will be much much lower. Additionally, testing for the design has been broken down into its subsystems. Testing each subsystem separately will ensure validity while also serving as checkpoints for the implementation stages. Finally a fall semester implementation schedule for the project has been been outlined and attached in the appendix. Now that we have finished the initial design stage of the project, we will be ordering more parts and starting with the implementation of the implant subsystem. The Fall 2016 semester will be dedicated to building the proposed design.</text:p>
      <text:p text:style-name="P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4">APPENDIX X- BILL OF MATERIALS</text:p>
      <text:p text:style-name="Text_20_body"/>
      <text:p text:style-name="P4">Table X: Bill of Materials</text:p>
      <text:p text:style-name="P9"><draw:frame draw:style-name="fr1" draw:name="graphics6" text:anchor-type="as-char" svg:width="6.5in" svg:height="1.6772in" draw:z-index="5"><draw:image xlink:href="https://lh5.googleusercontent.com/w7JYghlQKXDq87f0Us9kppG_9tXY2QEs9GrIF_zHYvgxv51jXY68vzp8dQlVqMeYqcCTXyuRNnxKHMvjNrdIJeFIeZgHRcQGZDYW2fKvUbdfMBLO0nJmpH7qmWmiggVEZqX3zE5Z" xlink:type="simple" xlink:show="embed" xlink:actuate="onLoad"/></draw:frame></text:p>
      <text:p text:style-name="P1"><text:line-break/><text:soft-page-break/><text:line-break/><text:line-break/><text:line-break/><text:line-break/><text:line-break/><text:line-break/><text:line-break/></text:p>
      <text:p text:style-name="P4">REFERENCES FOR APPENDIX X</text:p>
      <text:p text:style-name="P1"><text:line-break/></text:p>
      <text:p text:style-name="P12"><text:span text:style-name="T2">[1]</text:span><text:span text:style-name="T4"> “</text:span><text:span text:style-name="T2">MSP-EXP430FR5739 Experimenter Board.” [Online]. Available : http://www.ti.com/tool/msp-exp430fr5739</text:span></text:p>
      <text:p text:style-name="Text_20_body"/>
      <text:p text:style-name="P12"><text:span text:style-name="T2">[2]</text:span><text:span text:style-name="T4"> “</text:span><text:span text:style-name="T2">MSP430 USB Debugging Interface,” [Online]. Available: http://www.ti.com/tool/msp-fet430uif</text:span></text:p>
      <text:p text:style-name="Text_20_body"/>
      <text:p text:style-name="P12"><text:span text:style-name="T2">[3]</text:span><text:span text:style-name="T4"> “</text:span><text:span text:style-name="T2">WiFi Module - ESP8266.” [Online]. Available: https://www.sparkfun.com/products/13678</text:span></text:p>
      <text:p text:style-name="Text_20_body"/>
      <text:p text:style-name="P12"><text:span text:style-name="T2">[4] </text:span><text:span text:style-name="T4">“</text:span><text:span text:style-name="T2">NFC Transceiver Evaluation Module.” [Online]. Available: http://www.ti.com/tool/trf7970aevm</text:span></text:p>
      <text:p text:style-name="Text_20_body"/>
      <text:p text:style-name="P12"><text:span text:style-name="T2">[5]</text:span><text:span text:style-name="T4"> “</text:span><text:span text:style-name="T2">NFC ISO 15693 Sensor Transponder Evaluation Module.” [Online]. Available:                                                                   http://www.ti.com/tool/rf430frl152hevm</text:span></text:p>
      <text:p text:style-name="Text_20_body"/>
      <text:p text:style-name="P12"><text:span text:style-name="T2">[6] </text:span><text:span text:style-name="T4">“</text:span><text:span text:style-name="T2">LIS3DHTR,” [Online]. Available: http://www.digikey.com/product-detail/en/stmicroelectronics/lis3dhtr/497-10613-1-nd/2334355?enterprise=44</text:span></text:p>
      <text:p text:style-name="P12"><text:span text:style-name="T2">[7]</text:span><text:span text:style-name="T4"> “</text:span><text:span text:style-name="T2">Electronic Goldmine.” [Online]. Available:  http://www.goldmine-elec-products.com/default.asp</text:span></text:p>
      <text:p text:style-name="Text_20_body"><text:span text:style-name="T13"><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02T21:58:03.98</meta:creation-date>
    <meta:document-statistic meta:table-count="8" meta:image-count="6" meta:object-count="0" meta:page-count="22" meta:paragraph-count="301" meta:word-count="6247" meta:character-count="37419"/>
    <dc:date>2016-05-02T21:58:25.58</dc:date>
    <meta:editing-duration>PT21S</meta:editing-duration>
    <meta:editing-cycles>1</meta:editing-cycles>
    <meta:generator>OpenOffice/4.1.1$Win32 OpenOffice.org_project/411m6$Build-9775</meta:generator>
  </office:meta>
</office:document-meta>
</file>